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text-properties style:font-name="Arial" fo:font-size="14pt" officeooo:rsid="002f74a3" officeooo:paragraph-rsid="002f74a3" style:font-size-asian="14pt" style:font-size-complex="14pt"/>
    </style:style>
    <style:style style:name="P3" style:family="paragraph" style:parent-style-name="Text_20_body">
      <style:text-properties style:font-name="Arial" fo:font-size="14pt" fo:language="ca" fo:country="ES" style:font-size-asian="14pt" style:font-size-complex="14pt"/>
    </style:style>
    <style:style style:name="P4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1.27cm" fo:margin-right="0cm" fo:text-indent="0cm" style:auto-text-indent="false"/>
      <style:text-properties officeooo:rsid="001fa572" officeooo:paragraph-rsid="001fa572"/>
    </style:style>
    <style:style style:name="P6" style:family="paragraph" style:parent-style-name="Text_20_body">
      <style:paragraph-properties fo:margin-left="1.27cm" fo:margin-right="0cm" fo:text-indent="0cm" style:auto-text-indent="false"/>
      <style:text-properties officeooo:rsid="001fa572" officeooo:paragraph-rsid="0020fb1a"/>
    </style:style>
    <style:style style:name="P7" style:family="paragraph" style:parent-style-name="Text_20_body">
      <style:paragraph-properties fo:margin-left="1.27cm" fo:margin-right="0cm" fo:text-indent="0cm" style:auto-text-indent="false"/>
      <style:text-properties officeooo:rsid="001fa572" officeooo:paragraph-rsid="0022218f"/>
    </style:style>
    <style:style style:name="P8" style:family="paragraph" style:parent-style-name="Text_20_body">
      <style:paragraph-properties fo:margin-left="1.27cm" fo:margin-right="0cm" fo:text-indent="0cm" style:auto-text-indent="false"/>
      <style:text-properties fo:color="#0000ff" style:font-name="TimesNewRomanPSMT" fo:font-size="14pt" fo:font-weight="bold" officeooo:rsid="001f87f8" officeooo:paragraph-rsid="001f87f8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1.27cm" fo:margin-right="0cm" fo:text-indent="0cm" style:auto-text-indent="false"/>
      <style:text-properties fo:font-weight="bold" officeooo:rsid="001e939f" officeooo:paragraph-rsid="001e939f" style:font-weight-asian="bold" style:font-weight-complex="bold"/>
    </style:style>
    <style:style style:name="P10" style:family="paragraph" style:parent-style-name="Text_20_body">
      <style:paragraph-properties fo:margin-left="1.27cm" fo:margin-right="0cm" fo:text-indent="0cm" style:auto-text-indent="false"/>
      <style:text-properties fo:font-weight="bold" officeooo:rsid="001fa572" officeooo:paragraph-rsid="001fa572" style:font-weight-asian="bold" style:font-weight-complex="bold"/>
    </style:style>
    <style:style style:name="P11" style:family="paragraph" style:parent-style-name="Text_20_body">
      <style:paragraph-properties fo:margin-left="1.27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12" style:family="paragraph" style:parent-style-name="Text_20_body">
      <style:paragraph-properties fo:margin-left="1.27cm" fo:margin-right="0cm" fo:text-indent="0cm" style:auto-text-indent="false"/>
      <style:text-properties fo:color="#6600ff" fo:font-weight="bold" officeooo:rsid="001fa572" officeooo:paragraph-rsid="0026501e" style:font-weight-asian="bold" style:font-weight-complex="bold"/>
    </style:style>
    <style:style style:name="P13" style:family="paragraph" style:parent-style-name="Text_20_body">
      <style:paragraph-properties fo:margin-left="1.27cm" fo:margin-right="0cm" fo:text-indent="0cm" style:auto-text-indent="false"/>
      <style:text-properties fo:color="#6600ff" fo:font-weight="bold" officeooo:rsid="001fa572" officeooo:paragraph-rsid="0020fb1a" style:font-weight-asian="bold" style:font-weight-complex="bold"/>
    </style:style>
    <style:style style:name="P14" style:family="paragraph" style:parent-style-name="Text_20_body">
      <style:paragraph-properties fo:margin-left="1.27cm" fo:margin-right="0cm" fo:text-indent="0cm" style:auto-text-indent="false"/>
      <style:text-properties fo:color="#6600ff" fo:font-weight="bold" officeooo:rsid="001fa572" officeooo:paragraph-rsid="0022218f" style:font-weight-asian="bold" style:font-weight-complex="bold"/>
    </style:style>
    <style:style style:name="P15" style:family="paragraph" style:parent-style-name="Text_20_body">
      <style:paragraph-properties fo:margin-left="1.27cm" fo:margin-right="0cm" fo:text-indent="0cm" style:auto-text-indent="false" fo:break-before="page"/>
      <style:text-properties fo:color="#6600ff" officeooo:rsid="001fa572" officeooo:paragraph-rsid="0026501e"/>
    </style:style>
    <style:style style:name="P16" style:family="paragraph" style:parent-style-name="Text_20_body">
      <style:paragraph-properties fo:margin-left="1.27cm" fo:margin-right="0cm" fo:text-indent="0cm" style:auto-text-indent="false" fo:break-before="page"/>
      <style:text-properties fo:color="#6600ff" fo:font-weight="bold" officeooo:rsid="001fa572" officeooo:paragraph-rsid="0022218f" style:font-weight-asian="bold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1fa572" officeooo:paragraph-rsid="0020fb1a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1fa572" officeooo:paragraph-rsid="0022218f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20fb1a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bold" officeooo:rsid="001fa572" officeooo:paragraph-rsid="001fa572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weight="bold" officeooo:rsid="001fa572" officeooo:paragraph-rsid="0022218f" style:font-weight-asian="bold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6600ff" fo:font-weight="bold" officeooo:rsid="001fa572" officeooo:paragraph-rsid="0020fb1a" style:font-weight-asian="bold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6600ff" fo:font-weight="bold" officeooo:rsid="001fa572" officeooo:paragraph-rsid="0022218f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ff" style:font-name="TimesNewRomanPSMT" fo:font-size="14pt" fo:font-weight="bold" officeooo:rsid="001f87f8" officeooo:paragraph-rsid="001f87f8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left="2.54cm" fo:margin-right="0cm" fo:text-indent="0cm" style:auto-text-indent="false"/>
      <style:text-properties officeooo:rsid="001fa572" officeooo:paragraph-rsid="0026501e"/>
    </style:style>
    <style:style style:name="P27" style:family="paragraph" style:parent-style-name="Text_20_body">
      <style:paragraph-properties fo:margin-left="2.54cm" fo:margin-right="0cm" fo:text-indent="0cm" style:auto-text-indent="false"/>
      <style:text-properties fo:color="#6600ff" officeooo:rsid="001fa572" officeooo:paragraph-rsid="0020fb1a"/>
    </style:style>
    <style:style style:name="P28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1fa572" style:font-weight-asian="bold" style:font-weight-complex="bold"/>
    </style:style>
    <style:style style:name="P29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26501e" style:font-weight-asian="bold" style:font-weight-complex="bold"/>
    </style:style>
    <style:style style:name="P30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20fb1a" style:font-weight-asian="bold" style:font-weight-complex="bold"/>
    </style:style>
    <style:style style:name="P31" style:family="paragraph" style:parent-style-name="Text_20_body">
      <style:paragraph-properties fo:margin-left="2.54cm" fo:margin-right="0cm" fo:text-indent="0cm" style:auto-text-indent="false"/>
      <style:text-properties fo:color="#6600ff" fo:font-weight="bold" officeooo:rsid="001fa572" officeooo:paragraph-rsid="0022218f" style:font-weight-asian="bold" style:font-weight-complex="bold"/>
    </style:style>
    <style:style style:name="P32" style:family="paragraph" style:parent-style-name="Text_20_body">
      <style:paragraph-properties fo:margin-left="2.54cm" fo:margin-right="0cm" fo:text-indent="0cm" style:auto-text-indent="false"/>
      <style:text-properties fo:font-weight="bold" officeooo:rsid="001fa572" officeooo:paragraph-rsid="001fa572" style:font-weight-asian="bold" style:font-weight-complex="bold"/>
    </style:style>
    <style:style style:name="P33" style:family="paragraph" style:parent-style-name="Text_20_body">
      <style:paragraph-properties fo:margin-left="2.54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34" style:family="paragraph" style:parent-style-name="Standard">
      <style:paragraph-properties fo:margin-left="2.54cm" fo:margin-right="0cm" fo:text-indent="0cm" style:auto-text-indent="false"/>
      <style:text-properties fo:font-size="14pt" officeooo:rsid="001f87f8" officeooo:paragraph-rsid="001f87f8" style:font-size-asian="14pt" style:font-size-complex="14pt"/>
    </style:style>
    <style:style style:name="P35" style:family="paragraph" style:parent-style-name="Standard">
      <style:paragraph-properties fo:margin-left="2.54cm" fo:margin-right="0cm" fo:text-indent="0cm" style:auto-text-indent="false"/>
      <style:text-properties fo:color="#0000ff" style:font-name="TimesNewRomanPSMT" fo:font-size="14pt" fo:font-weight="bold" officeooo:rsid="001e939f" officeooo:paragraph-rsid="001e939f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2.54cm" fo:margin-right="0cm" fo:text-indent="0cm" style:auto-text-indent="false"/>
      <style:text-properties fo:color="#0000ff" style:font-name="TimesNewRomanPSMT" fo:font-size="14pt" officeooo:rsid="001e939f" officeooo:paragraph-rsid="001e939f" style:font-size-asian="14pt" style:font-size-complex="14pt"/>
    </style:style>
    <style:style style:name="P37" style:family="paragraph" style:parent-style-name="Standard">
      <style:paragraph-properties fo:margin-left="2.54cm" fo:margin-right="0cm" fo:text-indent="0cm" style:auto-text-indent="false"/>
      <style:text-properties fo:color="#0000ff" style:font-name="TimesNewRomanPSMT" fo:font-size="14pt" officeooo:rsid="001f87f8" officeooo:paragraph-rsid="001f87f8" style:font-size-asian="14pt" style:font-size-complex="14pt"/>
    </style:style>
    <style:style style:name="P38" style:family="paragraph" style:parent-style-name="Standard">
      <style:paragraph-properties fo:margin-left="3.81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paragraph-properties fo:margin-left="3.81cm" fo:margin-right="0cm" fo:text-indent="0cm" style:auto-text-indent="false"/>
      <style:text-properties fo:font-size="14pt" fo:font-style="italic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3.81cm" fo:margin-right="0cm" fo:text-indent="0cm" style:auto-text-indent="false"/>
      <style:text-properties fo:color="#0000ff" style:font-name="TimesNewRomanPSMT" fo:font-size="14pt" fo:font-weight="bold" officeooo:rsid="001e939f" officeooo:paragraph-rsid="001e939f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left="3.81cm" fo:margin-right="0cm" fo:text-indent="0cm" style:auto-text-indent="false"/>
      <style:text-properties fo:font-weight="bold" officeooo:rsid="001fa572" officeooo:paragraph-rsid="0020fb1a" style:font-weight-asian="bold" style:font-weight-complex="bold"/>
    </style:style>
    <style:style style:name="P42" style:family="paragraph" style:parent-style-name="Text_20_body">
      <style:paragraph-properties fo:break-before="page"/>
      <style:text-properties style:font-name="Arial" fo:font-size="14pt" fo:language="ca" fo:country="ES" fo:font-weight="normal" style:font-size-asian="14pt" style:font-weight-asian="normal" style:font-size-complex="14pt" style:font-weight-complex="normal"/>
    </style:style>
    <style:style style:name="P43" style:family="paragraph" style:parent-style-name="Text_20_body" style:list-style-name="L1">
      <style:text-properties fo:font-weight="bold" officeooo:rsid="001e939f" officeooo:paragraph-rsid="001f87f8" style:font-weight-asian="bold" style:font-weight-complex="bold"/>
    </style:style>
    <style:style style:name="P44" style:family="paragraph" style:parent-style-name="Text_20_body" style:list-style-name="L1">
      <style:text-properties fo:color="#0000ff" style:font-name="TimesNewRomanPSMT" fo:font-size="14pt" fo:font-weight="bold" officeooo:rsid="001f87f8" officeooo:paragraph-rsid="001f87f8" style:font-size-asian="14pt" style:font-weight-asian="bold" style:font-size-complex="14pt" style:font-weight-complex="bold"/>
    </style:style>
    <style:style style:name="P45" style:family="paragraph" style:parent-style-name="Text_20_body" style:list-style-name="L1">
      <style:text-properties fo:font-size="12pt" officeooo:rsid="001e939f" officeooo:paragraph-rsid="002b0143" style:font-size-asian="12pt" style:font-size-complex="12pt"/>
    </style:style>
    <style:style style:name="P46" style:family="paragraph" style:parent-style-name="Text_20_body" style:list-style-name="L1">
      <style:text-properties fo:font-size="12pt" officeooo:rsid="001e939f" officeooo:paragraph-rsid="002d2a83" style:font-size-asian="12pt" style:font-size-complex="12pt"/>
    </style:style>
    <style:style style:name="P47" style:family="paragraph" style:parent-style-name="Text_20_body">
      <style:text-properties style:font-name="Arial" fo:font-size="14pt" fo:language="ca" fo:country="ES" style:font-size-asian="14pt" style:font-size-complex="14pt"/>
    </style:style>
    <style:style style:name="P48" style:family="paragraph" style:parent-style-name="Text_20_body">
      <style:text-properties style:font-name="Arial" fo:font-size="14pt" style:font-size-asian="14pt" style:font-size-complex="14pt"/>
    </style:style>
    <style:style style:name="P49" style:family="paragraph" style:parent-style-name="Text_20_body" style:list-style-name="L1">
      <style:paragraph-properties fo:margin-left="0cm" fo:margin-right="0cm" fo:text-indent="0cm" style:auto-text-indent="false"/>
      <style:text-properties officeooo:rsid="001e939f" officeooo:paragraph-rsid="001f87f8"/>
    </style:style>
    <style:style style:name="T1" style:family="text">
      <style:text-properties officeooo:rsid="001e939f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a572" style:font-weight-asian="bold" style:font-weight-complex="bold"/>
    </style:style>
    <style:style style:name="T5" style:family="text">
      <style:text-properties fo:font-weight="bold" officeooo:rsid="0020fb1a" style:font-weight-asian="bold" style:font-weight-complex="bold"/>
    </style:style>
    <style:style style:name="T6" style:family="text">
      <style:text-properties fo:color="#0000ff" style:font-name="TimesNewRomanPSMT"/>
    </style:style>
    <style:style style:name="T7" style:family="text">
      <style:text-properties fo:color="#0000ff" style:font-name="TimesNewRomanPSMT" fo:font-weight="bold" style:font-weight-asian="bold" style:font-weight-complex="bold"/>
    </style:style>
    <style:style style:name="T8" style:family="text">
      <style:text-properties fo:color="#0000ff" style:font-name="TimesNewRomanPSMT" fo:font-size="14pt" fo:font-weight="bold" officeooo:rsid="002b0143" style:font-size-asian="14pt" style:font-weight-asian="bold" style:font-size-complex="14pt" style:font-weight-complex="bold"/>
    </style:style>
    <style:style style:name="T9" style:family="text">
      <style:text-properties fo:color="#0000ff" style:font-name="TimesNewRomanPSMT" fo:font-size="14pt" fo:font-weight="bold" officeooo:rsid="002b5894" style:font-size-asian="14pt" style:font-weight-asian="bold" style:font-size-complex="14pt" style:font-weight-complex="bold"/>
    </style:style>
    <style:style style:name="T10" style:family="text">
      <style:text-properties fo:color="#0000ff" style:font-name="TimesNewRomanPSMT" fo:font-size="14pt" fo:font-weight="bold" officeooo:rsid="002d2a83" style:font-size-asian="14pt" style:font-weight-asian="bold" style:font-size-complex="14pt" style:font-weight-complex="bold"/>
    </style:style>
    <style:style style:name="T11" style:family="text">
      <style:text-properties fo:color="#6600ff" fo:font-weight="bold" style:font-weight-asian="bold" style:font-weight-complex="bold"/>
    </style:style>
    <style:style style:name="T12" style:family="text">
      <style:text-properties fo:color="#6600ff" fo:font-weight="bold" officeooo:rsid="001fa572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20fb1a" style:font-weight-asian="bold" style:font-weight-complex="bold"/>
    </style:style>
    <style:style style:name="T15" style:family="text">
      <style:text-properties fo:language="ca" fo:country="ES"/>
    </style:style>
    <style:style style:name="T16" style:family="text">
      <style:text-properties fo:language="ca" fo:country="ES" officeooo:rsid="00231afa"/>
    </style:style>
    <style:style style:name="T17" style:family="text">
      <style:text-properties fo:language="ca" fo:country="ES" officeooo:rsid="00243eaa"/>
    </style:style>
    <style:style style:name="T18" style:family="text">
      <style:text-properties officeooo:rsid="003615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37313178" text:style-name="L1">
        <text:list-item>
          <text:p text:style-name="P43"><text:span text:style-name="T18">­</text:span>Importar la BASE DE DADES TRAINING:</text:p>
          <text:p text:style-name="P44">A Linux :</text:p>
          <text:list>
            <text:list-header>
              <text:p text:style-name="P45"><text:span text:style-name="T8">cp /home/groups/inf/public/ASX/M02-BaseDades/training/*.</text:span><text:span text:style-name="T9">dat</text:span><text:span text:style-name="T8"> /tmp</text:span></text:p>
              <text:p text:style-name="P46"><text:span text:style-name="T8">cp /home/groups/inf/public/ASX/M02-BaseDades/training/*.</text:span><text:span text:style-name="T10">sql</text:span><text:span text:style-name="T8"> /tmp</text:span></text:p>
              <text:p text:style-name="P44">Passar (amb el LibreOffice) CLIENTES.DAT a CLIENTES.CSV</text:p>
              <text:p text:style-name="P44">Passar (amb el LibreOffice) OFICINAS.DAT a OFICINAS.CSV</text:p>
            </text:list-header>
          </text:list>
        </text:list-item>
      </text:list>
      <text:p text:style-name="P8">A PSQL:</text:p>
      <text:p text:style-name="P35">CREATE DATABASE training;</text:p>
      <text:p text:style-name="P35">\c training</text:p>
      <text:p text:style-name="P36"/>
      <text:p text:style-name="P37">Crear l'estructura de la BASE DE DADES</text:p>
      <text:p text:style-name="P40">\i /tmp/training.sql</text:p>
      <text:p text:style-name="P36"/>
      <text:p text:style-name="P37">Amb l'ordre COPY importar les dades dels fitxers .dat i .csv</text:p>
      <text:p text:style-name="P37"/>
      <text:p text:style-name="P37">Buscar Sintaxis de l'ordre COPY de POSTGRES</text:p>
      <text:p text:style-name="P34"><text:span text:style-name="T6">Atenció a l'opció </text:span><text:span text:style-name="T7">DELIMITER</text:span><text:span text:style-name="T6">.</text:span></text:p>
      <text:p text:style-name="P37"/>
      <text:p text:style-name="P25"><text:tab/><text:tab/>COPY productos FROM ‘/tmp/productos.dat’;</text:p>
      <text:p text:style-name="P25"><text:tab/><text:tab/>COPY clientes FROM ‘/tmp/clientes.csv’;</text:p>
      <text:p text:style-name="P9"><text:tab/></text:p>
      <text:list xml:id="list141041507493808" text:continue-numbering="true" text:style-name="L1">
        <text:list-item>
          <text:p text:style-name="P49"><text:span text:style-name="T4">Consultar</text:span><text:span text:style-name="T3"> la BASE DE DADES TRAINING:</text:span></text:p>
        </text:list-item>
      </text:list>
      <text:p text:style-name="P28">SELECT * FROM taula;</text:p>
      <text:p text:style-name="P28"><text:line-break/>SELECT * FROM productos;<text:line-break/>SELECT * FROM pedidos;</text:p>
      <text:p text:style-name="P32"/>
      <text:p text:style-name="P5"><text:span text:style-name="T3">Llista de taules:<text:line-break/><text:tab/></text:span><text:span text:style-name="T11">\d</text:span><text:span text:style-name="T3"><text:line-break/>Estructura de taula : \d taula <text:tab/>llista els camps de la taula<text:line-break/><text:tab/></text:span><text:span text:style-name="T11">\d pedidos</text:span></text:p>
      <text:p text:style-name="P28"><text:soft-page-break/>\d clientes</text:p>
      <text:p text:style-name="P10">(rows) <text:tab/>numero de registres/files:</text:p>
      <text:p text:style-name="P28">SELECT count(*) FROM taula;<text:line-break/>SELECT count(*) FROM productos;<text:line-break/>SELECT count(*) FROM pedidos;</text:p>
      <text:p text:style-name="P20"><text:line-break/></text:p>
      <text:p text:style-name="P5"><text:span text:style-name="T3">Seleccionar camps: SELECT col1, col3 FROM taula;<text:line-break/><text:tab/><text:line-break/></text:span><text:span text:style-name="T11"><text:tab/>SELECT num_pedido, fecha_pedido, rep FROM pedidos;</text:span></text:p>
      <text:p text:style-name="P20"><text:line-break/><text:tab/>Ordenació de camps:</text:p>
      <text:p text:style-name="P6"><text:span text:style-name="T3"><text:line-break/></text:span><text:span text:style-name="T11"><text:tab/>SELECT fecha_pedido, num_pedido, rep</text:span></text:p>
      <text:p text:style-name="P12"><text:tab/>FROM pedidos </text:p>
      <text:p text:style-name="P29">ORDER BY fecha_pedido;</text:p>
      <text:p text:style-name="P17"><text:span text:style-name="T3"><text:line-break/><text:tab/>Canvi de nom del camp:<text:line-break/><text:tab/><text:tab/></text:span><text:span text:style-name="T11">SELECT num_pedido AS "IDorder", fecha_pedido AS "Date"</text:span></text:p>
      <text:p text:style-name="P17"><text:span text:style-name="T11"><text:tab/><text:tab/>FROM pedidos;</text:span><text:span text:style-name="T3"><text:line-break/></text:span></text:p>
      <text:p text:style-name="P21"><text:tab/>WHERE</text:p>
      <text:p text:style-name="P33"><text:tab/>AND<text:line-break/><text:tab/>OR<text:line-break/><text:tab/>=</text:p>
      <text:p text:style-name="P33"><text:tab/>&lt;&gt;<text:line-break/><text:tab/>&gt;<text:line-break/><text:tab/>&lt;<text:line-break/><text:tab/>&gt;=</text:p>
      <text:p text:style-name="P41">&lt;=</text:p>
      <text:p text:style-name="P33"/>
      <text:p text:style-name="P17"><text:span text:style-name="T3"><text:line-break/><text:tab/><text:tab/></text:span><text:span text:style-name="T11">SELECT * </text:span></text:p>
      <text:p text:style-name="P23"><text:tab/><text:tab/>FROM pedidos </text:p>
      <text:p text:style-name="P23"><text:tab/><text:tab/>WHERE num_pedido = 113024;<text:line-break/><text:tab/><text:line-break/><text:tab/><text:tab/>SELECT * </text:p>
      <text:p text:style-name="P23"><text:soft-page-break/><text:tab/><text:tab/>FROM pedidos </text:p>
      <text:p text:style-name="P17"><text:span text:style-name="T11"><text:tab/><text:tab/>WHERE fecha_pedido &lt; '1990-1-1';</text:span><text:span text:style-name="T3"><text:line-break/><text:tab/>BETWEEN</text:span></text:p>
      <text:p text:style-name="P17"><text:span text:style-name="T3"><text:line-break/><text:tab/><text:tab/></text:span><text:span text:style-name="T11">SELECT * </text:span></text:p>
      <text:p text:style-name="P30">FROM pedidos </text:p>
      <text:p text:style-name="P30">WHERE importe BETWEEN 500 AND 600;</text:p>
      <text:p text:style-name="P30"><text:line-break/>SELECT * </text:p>
      <text:p text:style-name="P30">FROM pedidos </text:p>
      <text:p text:style-name="P30">WHERE importe &gt;= 500 AND importe &lt;= 600;</text:p>
      <text:p text:style-name="P21"><text:line-break/><text:tab/>LIKE</text:p>
      <text:p text:style-name="P11"><text:tab/>_ 1 caracter<text:line-break/><text:tab/>% varis caracters o cap</text:p>
      <text:p text:style-name="P38">'abc' LIKE 'abc' <text:s text:c="3"/>true</text:p>
      <text:p text:style-name="P38"/>
      <text:p text:style-name="P38">'abc' LIKE 'a%' <text:s text:c="4"/>true</text:p>
      <text:p text:style-name="P38"/>
      <text:p text:style-name="P38">'abc' LIKE '_b_' <text:s text:c="3"/>true</text:p>
      <text:p text:style-name="P38"/>
      <text:p text:style-name="P38">'abc' LIKE 'c' <text:s text:c="5"/>false</text:p>
      <text:p text:style-name="P39"/>
      <text:p text:style-name="P19"><text:span text:style-name="T4"><text:tab/><text:tab/></text:span><text:span text:style-name="T12">SELECT * </text:span></text:p>
      <text:p text:style-name="P30">FROM productos </text:p>
      <text:p text:style-name="P30">WHERE description LIKE 'A%';</text:p>
      <text:p text:style-name="P13"/>
      <text:p text:style-name="P13"><text:tab/>SELECT oficina, region </text:p>
      <text:p text:style-name="P30">FROM oficinas </text:p>
      <text:p text:style-name="P30">WHERE region LIKE 'este';</text:p>
      <text:p text:style-name="P13"><text:line-break/><text:tab/>SELECT oficina, region </text:p>
      <text:p text:style-name="P30">FROM oficinas </text:p>
      <text:p text:style-name="P29">WHERE region LIKE '_ste';<text:line-break/></text:p>
      <text:p text:style-name="P15"><text:span text:style-name="T13">ILIKE <text:s/>–- <text:s/></text:span><text:span text:style-name="T14">LIKE case sensitive</text:span></text:p>
      <text:p text:style-name="P13"><text:tab/>SELECT oficina, region </text:p>
      <text:p text:style-name="P30">FROM oficinas </text:p>
      <text:p text:style-name="P30">WHERE region ILIKE 'este';<text:line-break/><text:tab/></text:p>
      <text:p text:style-name="P11">IN</text:p>
      <text:p text:style-name="P6"><text:span text:style-name="T3"><text:tab/></text:span><text:span text:style-name="T11">SELECT * </text:span></text:p>
      <text:p text:style-name="P30">FROM productos </text:p>
      <text:p text:style-name="P30">WHERE id_fab IN('imm','fea');</text:p>
      <text:p text:style-name="P21"><text:line-break/><text:tab/>ORDER BY camp </text:p>
      <text:p text:style-name="P21"><text:tab/>ORDER BY camp1 DESC, camp2 ASC</text:p>
      <text:p text:style-name="P30">SELECT id_fab, precio, descripcion</text:p>
      <text:p text:style-name="P30">FROM productos</text:p>
      <text:p text:style-name="P30">ORDER BY id_fab ASC, precio DESC;</text:p>
      <text:p text:style-name="P30"><text:line-break/>SELECT id_fab, precio, descripcion </text:p>
      <text:p text:style-name="P30">FROM productos </text:p>
      <text:p text:style-name="P30">ORDER BY 1 ASC, 2 DESC;</text:p>
      <text:p text:style-name="P23"/>
      <text:p text:style-name="P17"><text:span text:style-name="T3"><text:tab/>LIMIT<text:line-break/><text:tab/><text:tab/></text:span><text:span text:style-name="T11">SELECT id_producto, descripcion </text:span></text:p>
      <text:p text:style-name="P30">FROM productos </text:p>
      <text:p text:style-name="P30">ORDER BY precio DESC</text:p>
      <text:p text:style-name="P30">LIMIT 5;</text:p>
      <text:p text:style-name="P21"><text:tab/>OFFSET</text:p>
      <text:p text:style-name="P30">SELECT id_producto, descripcion </text:p>
      <text:p text:style-name="P30">FROM productos </text:p>
      <text:p text:style-name="P30">ORDER BY precio DESC</text:p>
      <text:p text:style-name="P27"><text:span text:style-name="T3">LIMIT 5 OFFSET </text:span><text:span text:style-name="T5">10</text:span><text:span text:style-name="T3">;</text:span></text:p>
      <text:p text:style-name="P11"><text:line-break/><text:line-break/>Columnes virtuals usant operands matemàtics</text:p>
      <text:p text:style-name="P7"><text:soft-page-break/><text:span text:style-name="T3"><text:line-break/><text:tab/></text:span><text:span text:style-name="T11">SELECT num_empl, nombre, (ventas/cuota) AS ratio </text:span></text:p>
      <text:p text:style-name="P14"><text:tab/>FROM repventas </text:p>
      <text:p text:style-name="P7"><text:span text:style-name="T11"><text:tab/>WHERE (ventas/cuota) &gt; 1;<text:line-break/></text:span><text:span text:style-name="T3"><text:line-break/>Unir text amb || i inserir text amb ''</text:span></text:p>
      <text:p text:style-name="P7"><text:span text:style-name="T3"><text:line-break/><text:tab/></text:span><text:span text:style-name="T11">SELECT nombre || ' es identificat amb ' || num_empl AS "Treballador"</text:span></text:p>
      <text:p text:style-name="P7"><text:span text:style-name="T11"><text:tab/>FROM repventas;</text:span><text:span text:style-name="T3"><text:line-break/><text:line-break/>DISTINCT per obtenir resultats únics</text:span></text:p>
      <text:p text:style-name="P7"><text:span text:style-name="T3"><text:line-break/><text:tab/></text:span><text:span text:style-name="T11">SELECT DISCTINCT id_fab </text:span></text:p>
      <text:p text:style-name="P7"><text:span text:style-name="T11"><text:tab/>FROM productos;<text:line-break/></text:span><text:span text:style-name="T3"><text:line-break/>NOT<text:line-break/><text:tab/></text:span><text:span text:style-name="T11">SELECT nombre, ventas</text:span></text:p>
      <text:p text:style-name="P31">FROM repventas </text:p>
      <text:p text:style-name="P31">WHERE NOT ventas &gt; 300000;</text:p>
      <text:p text:style-name="P7"><text:span text:style-name="T3"><text:line-break/><text:tab/></text:span><text:span text:style-name="T11">SELECT nombre, ventas </text:span></text:p>
      <text:p text:style-name="P31">FROM repventas</text:p>
      <text:p text:style-name="P7"><text:span text:style-name="T11"><text:s/><text:tab/>WHERE ventas &lt;= 300000</text:span><text:span text:style-name="T3"><text:line-break/><text:line-break/>IS NULL</text:span></text:p>
      <text:p text:style-name="P7"><text:span text:style-name="T3"><text:line-break/><text:tab/></text:span><text:span text:style-name="T11">SELECT nombre </text:span></text:p>
      <text:p text:style-name="P31">FROM repventas </text:p>
      <text:p text:style-name="P31">WHERE cuota IS NULL;</text:p>
      <text:p text:style-name="P14"/>
      <text:p text:style-name="P16"><text:tab/>SELECT nombre</text:p>
      <text:p text:style-name="P31">FROM repventas</text:p>
      <text:p text:style-name="P29">WHERE cuota = NULL;</text:p>
      <text:p text:style-name="P26"><text:span text:style-name="T3"><text:line-break/></text:span><text:span text:style-name="T11">SELECT nombre</text:span></text:p>
      <text:p text:style-name="P31">FROM repventas </text:p>
      <text:p text:style-name="P31">WHERE cuota IS NOT NULL;</text:p>
      <text:p text:style-name="P14"><text:line-break/><text:tab/>SELECT nombre </text:p>
      <text:p text:style-name="P31">FROM repventas</text:p>
      <text:p text:style-name="P31">WHERE cuota &lt;&gt; NULL;</text:p>
      <text:p text:style-name="P22"><text:line-break/><text:line-break/><text:line-break/>Precedencia d'operadors<text:line-break/><text:tab/>*, /<text:line-break/><text:tab/>+, -<text:line-break/><text:tab/>IS, IS NULL, NOT NULL<text:line-break/><text:tab/>IN, BETWEEN, LIKE, ILIKE<text:line-break/><text:tab/>&lt;&gt;, =<text:line-break/><text:tab/>NOT<text:line-break/><text:tab/>AND<text:line-break/><text:tab/>OR<text:line-break/><text:line-break/>Alteració de la precedència amb ()</text:p>
      <text:p text:style-name="P18"><text:span text:style-name="T3"><text:line-break/><text:tab/></text:span><text:span text:style-name="T11">SELECT * </text:span></text:p>
      <text:p text:style-name="P14">FROM productos </text:p>
      <text:p text:style-name="P14">WHERE id_fab = 'imm' AND existencias &lt; 10 OR precio &gt; 4000;</text:p>
      <text:p text:style-name="P24"><text:line-break/><text:tab/>SELECT * </text:p>
      <text:p text:style-name="P14">FROM productos </text:p>
      <text:p text:style-name="P7"><text:span text:style-name="T11">WHERE id_fab = 'imm' AND ( existencias &lt; 10 OR precio &gt; 4000 );</text:span><text:span text:style-name="T3"><text:line-break/><text:line-break/></text:span></text:p>
      <text:p text:style-name="P42">-- 2.1- Els identificadors de les oficines amb la seva ciutat, els objectius i les vendes reals.</text:p>
      <text:p text:style-name="P2">training=# SELECT CIUDAD,OBJETIVO,VENTAS</text:p>
      <text:p text:style-name="P2">training-# FROM OFICINAS</text:p>
      <text:p text:style-name="P2">training-# ;</text:p>
      <text:p text:style-name="P1"/>
      <text:p text:style-name="P1"/>
      <text:p text:style-name="P3">-- 2.2- Els identificadors de les oficines de la regió est amb la seva ciutat, els objectius i les vendes reals.</text:p>
      <text:p text:style-name="P1"/>
      <text:p text:style-name="P1">training=# SELECT CIUDAD,OBJETIVO,VENTAS</text:p>
      <text:p text:style-name="P1">FROM OFICINAS</text:p>
      <text:p text:style-name="P1">WHERE REGION='Este';</text:p>
      <text:p text:style-name="P1"/>
      <text:p text:style-name="P3">-- 2.3- Les ciutats en ordre alfabètic de les oficines de la regió est amb els objectius i les vendes reals.</text:p>
      <text:p text:style-name="P1">training=# SELECT CIUDAD,OBJETIVO,VENTAS</text:p>
      <text:p text:style-name="P1">FROM OFICINAS</text:p>
      <text:p text:style-name="P1">WHERE REGION='Este' </text:p>
      <text:p text:style-name="P1">order by ciudad;</text:p>
      <text:p text:style-name="P1"/>
      <text:p text:style-name="P1"/>
      <text:p text:style-name="P3">-- 2.4- Les ciutats, els objectius i les vendes d'aquelles oficines que les seves vendes superin els seus objectius.</text:p>
      <text:p text:style-name="P1">training=# SELECT CIUDAD,OBJETIVO,VENTAS</text:p>
      <text:p text:style-name="P1">FROM OFICINAS</text:p>
      <text:p text:style-name="P1">WHERE VENTAS&gt;OBJETIVO;</text:p>
      <text:p text:style-name="P1"/>
      <text:p text:style-name="P1"><text:soft-page-break/></text:p>
      <text:p text:style-name="P3">-- 2.5- Nom, quota i vendes de l'empleat representant de vendes número 107.</text:p>
      <text:p text:style-name="P3"/>
      <text:p text:style-name="P1">training=# SELECT NOMBRE,CUOTA,VENTAS</text:p>
      <text:p text:style-name="P1">FROM REPVENTAS</text:p>
      <text:p text:style-name="P1">WHERE NUM_EMPL=107;</text:p>
      <text:p text:style-name="P1"/>
      <text:p text:style-name="P3">-- 2.6- Nom i data de contracte dels representants de vendes amb vendes superiors a 300000.</text:p>
      <text:p text:style-name="P3">training=# SELECT NOMBRE,CONTRATO</text:p>
      <text:p text:style-name="P3">FROM REPVENTAS</text:p>
      <text:p text:style-name="P3">WHERE VENTAS&gt;300000;</text:p>
      <text:p text:style-name="P3"/>
      <text:p text:style-name="P1"/>
      <text:p text:style-name="P3">-- 2.7- Nom dels representants de vendes dirigits per l'empleat numero 104 Bob Smith.</text:p>
      <text:p text:style-name="P1">training=# SELECT NOMBRE</text:p>
      <text:p text:style-name="P1">training-# FROM REPVENTAS</text:p>
      <text:p text:style-name="P1">training-# WHERE DIRECTOR=104;</text:p>
      <text:p text:style-name="P1"/>
      <text:p text:style-name="P3">-- 2.8- Nom dels venedors i data de contracte d'aquells que han estat contractats abans del 1988.</text:p>
      <text:p text:style-name="P1">training=# SELECT NOMBRE</text:p>
      <text:p text:style-name="P1">FROM REPVENTAS</text:p>
      <text:p text:style-name="P1">WHERE CONTRATO&lt;'12-12-88';</text:p>
      <text:p text:style-name="P1"/>
      <text:p text:style-name="P3"/>
      <text:p text:style-name="P3"><text:soft-page-break/>-- 2.9- Identificador de les oficines i ciutat d'aquelles oficines que el seu objectiu és diferent a 800000.</text:p>
      <text:p text:style-name="P1">training=# SELECT OFICINA,CIUDAD</text:p>
      <text:p text:style-name="P1">training-# FROM OFICINAS</text:p>
      <text:p text:style-name="P1">training-# WHERE OBJETIVO&lt;&gt;800000;</text:p>
      <text:p text:style-name="P1"/>
      <text:p text:style-name="P1"/>
      <text:p text:style-name="P3">-- 2.10- Nom de l'empresa i limit de crèdit del client número 2107.</text:p>
      <text:p text:style-name="P1">training=# SELECT EMPRESA,LIMITE_CREDITO</text:p>
      <text:p text:style-name="P1">training-# FROM CLIENTES</text:p>
      <text:p text:style-name="P1">training-# WHERE NUM_CLIE=2107;</text:p>
      <text:p text:style-name="P1"/>
      <text:p text:style-name="P1"/>
      <text:p text:style-name="P3">-- 2.11- id_fab com a "Identificador del fabricant", id_producto com a "Identificador del producte" i descripcion com a "descripció" dels productes.</text:p>
      <text:p text:style-name="P3"/>
      <text:p text:style-name="P1">SELECT ID_FAB AS "Identificador del fabricant", id_producto AS "Identificador del producte"</text:p>
      <text:p text:style-name="P1">FROM PRODUCTOS;</text:p>
      <text:p text:style-name="P1"/>
      <text:p text:style-name="P3">-- 2.12- Identificador del fabricant, identificador del producte i descripció del producte d'aquells productes que el seu identificador de fabricant acabi amb la lletra i.</text:p>
      <text:p text:style-name="P3">training=# select id_fab, id_producto, descripcion</text:p>
      <text:p text:style-name="P3">from productos</text:p>
      <text:p text:style-name="P3">where id_fab LIKE '%i';</text:p>
      <text:p text:style-name="P3"/>
      <text:p text:style-name="P3"/>
      <text:p text:style-name="P1"/>
      <text:p text:style-name="P3"><text:soft-page-break/>-- 2.13- Nom i identificador dels venedors que estan per sota la quota i tenen vendes inferiors a 300000.</text:p>
      <text:p text:style-name="P1">training=# SELECT NOMBRE,NUM_EMPL</text:p>
      <text:p text:style-name="P1">training-# FROM REPVENTAS</text:p>
      <text:p text:style-name="P1">training-# WHERE VENTAS&lt;300000;</text:p>
      <text:p text:style-name="P1"/>
      <text:p text:style-name="P1"/>
      <text:p text:style-name="P3">-- 2.14- Identificador i nom dels venedors que treballen a les oficines 11 o 13.</text:p>
      <text:p text:style-name="P3"/>
      <text:p text:style-name="P1">training=# SELECT NOMBRE,NUM_EMPL</text:p>
      <text:p text:style-name="P1">FROM REPVENTAS</text:p>
      <text:p text:style-name="P1">WHERE OFICINA_REP=11 OR OFICINA_REP=13;</text:p>
      <text:p text:style-name="P1"/>
      <text:p text:style-name="P1"/>
      <text:p text:style-name="P3">-- 2.15- Identificador, descripció i preu dels productes ordenats del més car al més barat.</text:p>
      <text:p text:style-name="P1">training=# select id_producto, descripcion, precio</text:p>
      <text:p text:style-name="P1">from productos</text:p>
      <text:p text:style-name="P1">order by <text:s/>precio desc;</text:p>
      <text:p text:style-name="P1"/>
      <text:p text:style-name="P1"/>
      <text:p text:style-name="P3">-- 2.16- Identificador i descripció de producte amb el valor d'inventari (existencies * preu).</text:p>
      <text:p text:style-name="P1">training=# select id_producto, descripcion, precio*existencias</text:p>
      <text:p text:style-name="P1">from productos;</text:p>
      <text:p text:style-name="P1"/>
      <text:p text:style-name="P1"/>
      <text:p text:style-name="P1"/>
      <text:p text:style-name="P3"><text:soft-page-break/>-- 2.17- Vendes de cada oficina en una sola columna i format amb format "&lt;ciutat&gt; te unes vendes de &lt;vendes&gt;", exemple "Denver te unes vendes de 186042.00".</text:p>
      <text:p text:style-name="P1">training=# select ciudad ||', te unes vendes de '|| ventas</text:p>
      <text:p text:style-name="P1">from oficinas;</text:p>
      <text:p text:style-name="P1"/>
      <text:p text:style-name="P1"/>
      <text:p text:style-name="P3">-- 2.18- Codis d'empleats que són directors d'oficines.</text:p>
      <text:p text:style-name="P1">training=# select num_empl,dir</text:p>
      <text:p text:style-name="P1">from repventas,oficinas</text:p>
      <text:p text:style-name="P1">where dir=num_empl;</text:p>
      <text:p text:style-name="P1"/>
      <text:p text:style-name="P3">-- 2.19- Identificador i ciutat de les oficines que tinguin ventes per sota el 80% del seu objectiu.</text:p>
      <text:p text:style-name="P1"/>
      <text:p text:style-name="P1"/>
      <text:p text:style-name="P1"/>
      <text:p text:style-name="P3">-- 2.20- Identificador, ciutat i director de les oficines que no siguin dirigides per l'empleat 108.</text:p>
      <text:p text:style-name="P1">training=# select oficina,ciudad,dir</text:p>
      <text:p text:style-name="P1">from oficinas</text:p>
      <text:p text:style-name="P1">where <text:s/>NOT dir='108';</text:p>
      <text:p text:style-name="P1"/>
      <text:p text:style-name="P1"/>
      <text:p text:style-name="P3">-- 2.21- Identificadors i noms dels venedors amb vendes entre el 80% i el 120% de llur quota.</text:p>
      <text:p text:style-name="P1"/>
      <text:p text:style-name="P1"/>
      <text:p text:style-name="P1"/>
      <text:p text:style-name="P1"><text:soft-page-break/><text:span text:style-name="T15">-- 2.22- Identificador, vendes i ciutat de cada oficina ordenades alfab</text:span><text:span text:style-name="T16">ètic</text:span><text:span text:style-name="T15">ament per regió i, dintre de cada regió ordenades per ciutat.</text:span></text:p>
      <text:p text:style-name="P1"/>
      <text:p text:style-name="P1"/>
      <text:p text:style-name="P1"/>
      <text:p text:style-name="P1"><text:span text:style-name="T15">-- 2.23- Llista d'oficines classificades alfa</text:span><text:span text:style-name="T16">bè</text:span><text:span text:style-name="T15">ticament per regió i, per cada regió, en ordre descendent de rendiment de vendes (vendes-objectiu).</text:span></text:p>
      <text:p text:style-name="P1"/>
      <text:p text:style-name="P1"/>
      <text:p text:style-name="P1"/>
      <text:p text:style-name="P3">-- 2.24- Codi i nom dels tres venedors que tinguin unes vendes superiors.</text:p>
      <text:p text:style-name="P1"/>
      <text:p text:style-name="P3">-- 2.25- Nom i data de contracte dels empleats que les seves vendes siguin superiors a 500000.</text:p>
      <text:p text:style-name="P1"/>
      <text:p text:style-name="P1"/>
      <text:p text:style-name="P1"/>
      <text:p text:style-name="P1"><text:span text:style-name="T15">-- 2.26- Nom i quota actual dels venedors amb el calcul d'una "nova possible quota" que ser</text:span><text:span text:style-name="T17">à</text:span><text:span text:style-name="T15"> la quota de cada venedor augmentada un 3 per cent de les seves pr</text:span><text:span text:style-name="T17">o</text:span><text:span text:style-name="T15">pies vendes.</text:span></text:p>
      <text:p text:style-name="P1"/>
      <text:p text:style-name="P1"/>
      <text:p text:style-name="P1"/>
      <text:p text:style-name="P3">-- 2.27- Identificador i nom de les oficines que les seves vendes estan per sota del 80% de l'objectiu.</text:p>
      <text:p text:style-name="P1"/>
      <text:p text:style-name="P1"/>
      <text:p text:style-name="P1"/>
      <text:p text:style-name="P3">-- 2.28- Numero i import de les comandes que el seu import oscil·li entre <text:soft-page-break/>20000 i 29999.</text:p>
      <text:p text:style-name="P1"/>
      <text:p text:style-name="P1"/>
      <text:p text:style-name="P1"/>
      <text:p text:style-name="P3">-- 2.29- Nom, ventes i quota dels venedors que les seves vendes no estan entre el 80% i el 120% de la seva quota.</text:p>
      <text:p text:style-name="P1"/>
      <text:p text:style-name="P1"/>
      <text:p text:style-name="P1"/>
      <text:p text:style-name="P1"><text:span text:style-name="T15">-- 2.30- Nom de l'empresa i el seu limit de cr</text:span><text:span text:style-name="T17">è</text:span><text:span text:style-name="T15">dit, de les empreses que el seu nom comen</text:span><text:span text:style-name="T17">ç</text:span><text:span text:style-name="T15">a per Smith.</text:span></text:p>
      <text:p text:style-name="P3">-- 2.31- Identificador i nom dels venedors que no tenen assignada oficina.</text:p>
      <text:p text:style-name="P1"/>
      <text:p text:style-name="P1"/>
      <text:p text:style-name="P1"/>
      <text:p text:style-name="P3">-- 2.32- Identificador i nom dels venedors, amb l'identificador de l'oficina d'aquells venedors que tenen una oficina assignada.</text:p>
      <text:p text:style-name="P1"/>
      <text:p text:style-name="P1"/>
      <text:p text:style-name="P1"/>
      <text:p text:style-name="P1"><text:span text:style-name="T15">-- 2.33- Identificador i descripci</text:span><text:span text:style-name="T17">ó</text:span><text:span text:style-name="T15"> dels productes del fabricant identificat per imm dels quals hi hagin existències superiors o iguals 200, també del fabricant bic amb existències superiors o iguals a 50.</text:span></text:p>
      <text:p text:style-name="P1"/>
      <text:p text:style-name="P1"/>
      <text:p text:style-name="P1"/>
      <text:p text:style-name="P1"><text:span text:style-name="T15">-- 2.34- Identificador i nom dels venedors que treballen a les oficines 11, 12 o 22 i compleixen algun dels seg</text:span><text:span text:style-name="T17">ü</text:span><text:span text:style-name="T15">ents </text:span><text:span text:style-name="T17">supòsits</text:span><text:span text:style-name="T15">:</text:span></text:p>
      <text:p text:style-name="P3">-- a) han estat contractats a partir de juny del 1988 i no tenen director</text:p>
      <text:p text:style-name="P1"><text:soft-page-break/><text:span text:style-name="T15">-- b) estan per sobre la quota per</text:span><text:span text:style-name="T17">ò</text:span><text:span text:style-name="T15"> tenen vendes de 600000 o menors.</text:span></text:p>
      <text:p text:style-name="P1"/>
      <text:p text:style-name="P1"/>
      <text:p text:style-name="P1"/>
      <text:p text:style-name="P1"><text:span text:style-name="T15">-- 2.35- Identificador i descripci</text:span><text:span text:style-name="T17">ó</text:span><text:span text:style-name="T15"> dels productes amb un preu superior a 1000 i siguin del fabricant amb identificador rei o les existències siguin superiors a 20.</text:span></text:p>
      <text:p text:style-name="P3"/>
      <text:p text:style-name="P3"/>
      <text:p text:style-name="P3"/>
      <text:p text:style-name="P3">-- 2.36- Identificador del fabricant,identificador i descripció dels productes amb fabricats pels fabricants que tenen una lletra qualsevol, una lletra 'i' i una altre lletra qualsevol com a identificador de fabricant.</text:p>
      <text:p text:style-name="P1"/>
      <text:p text:style-name="P1"/>
      <text:p text:style-name="P1"/>
      <text:p text:style-name="P3">-- 2.37- Identificador i descripció dels productes que la seva descripció comenÃ§a per "art" sense tenir en compte les majúscules i minúscules.</text:p>
      <text:p text:style-name="P1"/>
      <text:p text:style-name="P1"/>
      <text:p text:style-name="P1"/>
      <text:p text:style-name="P3">-- 2.38- Identificador i nom dels clients que la segona lletra del nom sigui una "a" minúscula o majuscula.</text:p>
      <text:p text:style-name="P1"/>
      <text:p text:style-name="P1"/>
      <text:p text:style-name="P1"/>
      <text:p text:style-name="P3">-- 2.39- Identificador i ciutat de les oficines que compleixen algun dels següents supòsits:</text:p>
      <text:p text:style-name="P3">-- a) És de la regió est amb unes vendes inferiors a 700000.</text:p>
      <text:p text:style-name="P3"><text:soft-page-break/>-- b) És de la regió oest amb unes vendes inferiors a 600000.</text:p>
      <text:p text:style-name="P1"/>
      <text:p text:style-name="P1"/>
      <text:p text:style-name="P1"/>
      <text:p text:style-name="P3">-- 2.40- Identificador del fabricant, identificació i descripció dels productes que compleixen tots els següents supòsits:</text:p>
      <text:p text:style-name="P3">-- a) L'identificador del fabricant és "imm" o el preu és menor a 500.</text:p>
      <text:p text:style-name="P3">-- b) Les existències són inferiors a 5 o el producte te l'identificador 41003. <text:s/></text:p>
      <text:p text:style-name="P1"/>
      <text:p text:style-name="P3">-- 2.41- Identificador de les comandes del fabricant amb identificador "rei" amb una quantitat superior o igual a 10 o amb un import superior o igual a 10000.</text:p>
      <text:p text:style-name="P1"/>
      <text:p text:style-name="P1"/>
      <text:p text:style-name="P1"/>
      <text:p text:style-name="P3">-- 2.42- Data de les comandes amb una quantitat superior a 20 i un import superior a 1000 dels clients 2102, 2106 i 2109.</text:p>
      <text:p text:style-name="P1"/>
      <text:p text:style-name="P1"/>
      <text:p text:style-name="P3">-- 2.43- Identificador dels clients que el seu nom no conté " Corp." o " Inc." amb crèdit major a 30000.</text:p>
      <text:p text:style-name="P1"/>
      <text:p text:style-name="P1"/>
      <text:p text:style-name="P1"/>
      <text:p text:style-name="P3">-- 2.44- Identificador dels representants de vendes majors de 40 anys amb vendes inferiors a 400000.</text:p>
      <text:p text:style-name="P1"/>
      <text:p text:style-name="P1"/>
      <text:p text:style-name="P3">-- 2.45- Identificador dels representants de vendes menors de 35 anys amb <text:soft-page-break/>vendes superiors a 350000.</text:p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e939f"/>
    </style:style>
    <style:style style:name="MT2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ubtitle">PRÀCTICA <text:span text:style-name="MT1">2</text:span>. M02<text:tab/><text:tab/><text:tab/><text:tab/><text:tab/><text:tab/><text:tab/><text:tab/><text:span text:style-name="MT2"><text:page-number text:select-page="current">16</text:page-number></text:span><text:span text:style-name="MT2">/</text:span><text:span text:style-name="MT2"><text:page-count>16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1:54:30.107000000</meta:creation-date>
    <dc:date>2018-10-13T14:10:39.791701333</dc:date>
    <meta:editing-duration>PT3H33M13S</meta:editing-duration>
    <meta:editing-cycles>23</meta:editing-cycles>
    <meta:generator>LibreOffice/5.4.2.2.0$Linux_X86_64 LibreOffice_project/40$Build-2</meta:generator>
    <meta:document-statistic meta:table-count="0" meta:image-count="0" meta:object-count="0" meta:page-count="16" meta:paragraph-count="226" meta:word-count="1637" meta:character-count="10469" meta:non-whitespace-character-count="8870"/>
  </office:meta>
</office:document-meta>
</file>